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bottom" draw:auto-grow-height="false" fo:min-height="22.61cm" fo:min-width="18.55cm"/>
    </style:style>
    <style:style style:name="gr2" style:family="graphic" style:parent-style-name="standard">
      <style:graphic-properties draw:fill-color="#99ccff" draw:textarea-horizontal-align="justify" draw:textarea-vertical-align="bottom" draw:auto-grow-height="false" fo:min-height="19.689cm" fo:min-width="17.407cm"/>
    </style:style>
    <style:style style:name="gr3" style:family="graphic" style:parent-style-name="standard">
      <style:graphic-properties draw:fill-color="#94bd5e" draw:textarea-horizontal-align="justify" draw:textarea-vertical-align="middle" draw:auto-grow-height="false" fo:min-height="1.274cm" fo:min-width="4.961cm"/>
    </style:style>
    <style:style style:name="gr4" style:family="graphic" style:parent-style-name="standard">
      <style:graphic-properties draw:fill-color="#94bd5e" draw:textarea-horizontal-align="justify" draw:textarea-vertical-align="middle" draw:auto-grow-height="false" fo:min-height="1.274cm" fo:min-width="8.771cm"/>
    </style:style>
    <style:style style:name="gr5" style:family="graphic" style:parent-style-name="standard">
      <style:graphic-properties draw:fill-color="#cfe7f5" draw:textarea-horizontal-align="justify" draw:textarea-vertical-align="top" draw:auto-grow-height="false" fo:min-height="3.56cm" fo:min-width="7.267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1.909cm" fo:min-width="16.645cm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 fo:min-height="1.274cm" fo:min-width="6.699cm"/>
    </style:style>
    <style:style style:name="gr8" style:family="graphic" style:parent-style-name="standard">
      <style:graphic-properties draw:stroke="none" svg:stroke-color="#000000" draw:fill="none" draw:fill-color="#ffffff" fo:min-height="0.893cm"/>
    </style:style>
    <style:style style:name="gr9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</style:style>
    <style:style style:name="P3" style:family="paragraph">
      <loext:graphic-properties draw:fill-color="#94bd5e"/>
      <style:paragraph-properties fo:text-align="center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loext:graphic-properties draw:fill-color="#ffcc99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22.86cm" svg:x="1.27cm" svg:y="1.27cm">
          <text:p text:style-name="P1">Host (bare metal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907cm" svg:height="19.939cm" svg:x="1.905cm" svg:y="2.159cm">
          <text:p text:style-name="P1">Docker contain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461cm" svg:height="1.524cm" svg:x="2.54cm" svg:y="19.304cm">
          <text:p text:style-name="P1">openvdc-cli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271cm" svg:height="1.524cm" svg:x="9.906cm" svg:y="19.304cm">
          <text:p text:style-name="P1">openvdc-acceptance-test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7.767cm" svg:height="3.81cm" svg:x="11.664cm" svg:y="11.684cm">
          <text:p text:style-name="P1">k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" draw:id="id2" draw:layer="layout" svg:width="17.145cm" svg:height="2.159cm" svg:x="2.286cm" svg:y="16.129cm">
          <text:p text:style-name="P1">vdc_env_br0</text:p>
          <text:p text:style-name="P1">10.0.100.1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199cm" svg:height="1.524cm" svg:x="11.97cm" svg:y="12.573cm">
          <text:p text:style-name="P1">openvdc-executor-lxc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7.747cm" svg:height="1.143cm" svg:x="11.684cm" svg:y="14.351cm">
          <draw:text-box>
            <text:p text:style-name="P1">10.0.100.14</text:p>
          </draw:text-box>
        </draw:frame>
        <draw:custom-shape draw:style-name="gr5" draw:text-style-name="P4" xml:id="id5" draw:id="id5" draw:layer="layout" svg:width="7.767cm" svg:height="3.81cm" svg:x="11.664cm" svg:y="6.985cm">
          <text:p text:style-name="P1">k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7.199cm" svg:height="1.524cm" svg:x="11.97cm" svg:y="7.874cm">
          <text:p text:style-name="P1">openvdc-executor-null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7.747cm" svg:height="1.143cm" svg:x="11.684cm" svg:y="9.652cm">
          <draw:text-box>
            <text:p text:style-name="P1">10.0.100.13</text:p>
          </draw:text-box>
        </draw:frame>
        <draw:custom-shape draw:style-name="gr5" draw:text-style-name="P4" xml:id="id3" draw:id="id3" draw:layer="layout" svg:width="7.767cm" svg:height="3.81cm" svg:x="11.664cm" svg:y="2.667cm">
          <text:p text:style-name="P1">k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7.199cm" svg:height="1.524cm" svg:x="11.97cm" svg:y="3.556cm">
          <text:p text:style-name="P1">mesos-mast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7.747cm" svg:height="1.143cm" svg:x="11.684cm" svg:y="5.334cm">
          <draw:text-box>
            <text:p text:style-name="P1">10.0.100.11</text:p>
          </draw:text-box>
        </draw:frame>
        <draw:custom-shape draw:style-name="gr5" draw:text-style-name="P4" xml:id="id1" draw:id="id1" draw:layer="layout" svg:width="7.767cm" svg:height="3.81cm" svg:x="2.413cm" svg:y="2.667cm">
          <text:p text:style-name="P1">k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7.199cm" svg:height="1.524cm" svg:x="2.719cm" svg:y="3.556cm">
          <text:p text:style-name="P1">zookeep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7.747cm" svg:height="1.143cm" svg:x="2.433cm" svg:y="5.334cm">
          <draw:text-box>
            <text:p text:style-name="P1">10.0.100.10</text:p>
          </draw:text-box>
        </draw:frame>
        <draw:custom-shape draw:style-name="gr5" draw:text-style-name="P4" xml:id="id4" draw:id="id4" draw:layer="layout" svg:width="7.767cm" svg:height="3.81cm" svg:x="2.413cm" svg:y="6.985cm">
          <text:p text:style-name="P1">kv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7.199cm" svg:height="1.524cm" svg:x="2.719cm" svg:y="7.874cm">
          <text:p text:style-name="P1">openvdc-schedul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6" draw:layer="layout" svg:width="7.747cm" svg:height="1.143cm" svg:x="2.433cm" svg:y="9.652cm">
          <draw:text-box>
            <text:p text:style-name="P1">10.0.100.12</text:p>
          </draw:text-box>
        </draw:frame>
        <draw:connector draw:style-name="gr9" draw:text-style-name="P1" draw:layer="layout" svg:x1="10.18cm" svg:y1="4.572cm" svg:x2="10.858cm" svg:y2="16.129cm" draw:start-shape="id1" draw:start-glue-point="1" draw:end-shape="id2" draw:end-glue-point="0" svg:d="M10180 4572h678v11557" svg:viewBox="0 0 679 11558">
          <text:p/>
        </draw:connector>
        <draw:connector draw:style-name="gr9" draw:text-style-name="P1" draw:layer="layout" svg:x1="11.664cm" svg:y1="4.572cm" svg:x2="10.858cm" svg:y2="16.129cm" draw:start-shape="id3" draw:start-glue-point="3" draw:end-shape="id2" draw:end-glue-point="0" svg:d="M11664 4572h-806v11557" svg:viewBox="0 0 807 11558">
          <text:p/>
        </draw:connector>
        <draw:connector draw:style-name="gr9" draw:text-style-name="P1" draw:layer="layout" svg:x1="10.18cm" svg:y1="8.89cm" svg:x2="10.858cm" svg:y2="16.129cm" draw:start-shape="id4" draw:start-glue-point="1" draw:end-shape="id2" draw:end-glue-point="0" svg:d="M10180 8890h678v7239" svg:viewBox="0 0 679 7240">
          <text:p/>
        </draw:connector>
        <draw:connector draw:style-name="gr9" draw:text-style-name="P1" draw:layer="layout" svg:x1="11.664cm" svg:y1="8.89cm" svg:x2="10.858cm" svg:y2="16.129cm" draw:start-shape="id5" draw:start-glue-point="3" draw:end-shape="id2" draw:end-glue-point="0" svg:d="M11664 8890h-806v7239" svg:viewBox="0 0 807 7240">
          <text:p/>
        </draw:connector>
        <draw:connector draw:style-name="gr9" draw:text-style-name="P1" draw:layer="layout" svg:x1="11.664cm" svg:y1="13.589cm" svg:x2="10.858cm" svg:y2="16.129cm" draw:start-shape="id6" draw:start-glue-point="3" draw:end-shape="id2" draw:end-glue-point="0" svg:d="M11664 13589h-806v2540" svg:viewBox="0 0 807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Source Han Sans Regular" style:font-family-asian="'Source Han Sans Regular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8T18:14:40.249085375</meta:creation-date>
    <dc:date>2017-01-18T18:47:28.695110946</dc:date>
    <meta:editing-duration>PT32M38S</meta:editing-duration>
    <meta:editing-cycles>22</meta:editing-cycles>
    <meta:generator>LibreOffice/5.1.6.2.0$Linux_X86_64 LibreOffice_project/10m0$Build-2</meta:generator>
    <meta:document-statistic meta:object-count="25"/>
  </office:meta>
</office:document-meta>
</file>